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141" table:style-name="ce9">
            <text:p>141</text:p>
          </table:table-cell>
          <table:table-cell table:style-name="ce8"/>
          <table:table-cell office:value-type="string" table:style-name="ce9">
            <text:p>&lt;&lt;"\nScore = "&lt;&lt;p1.Score();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float" office:value="33" table:style-name="ce9">
            <text:p>33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50" table:style-name="ce9">
            <text:p>50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144" table:style-name="ce9">
            <text:p>144</text:p>
          </table:table-cell>
          <table:table-cell table:style-name="ce8"/>
          <table:table-cell office:value-type="string" table:style-name="ce9">
            <text:p>player choic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46" table:style-name="ce9">
            <text:p>4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scor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139" table:style-name="ce9">
            <text:p>139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player choic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4" table:style-name="ce9">
            <text:p>44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na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45" table:style-name="ce9">
            <text:p>4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tur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112" table:style-name="ce9">
            <text:p>112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97" table:style-name="ce9">
            <text:p>9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39" table:style-name="ce9">
            <text:p>39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67" table:style-name="ce9">
            <text:p>67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office:value-type="float" office:value="195" table:style-name="ce9">
            <text:p>195</text:p>
          </table:table-cell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27" table:style-name="ce9">
            <text:p>2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98" table:style-name="ce9">
            <text:p>9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45" table:style-name="ce9">
            <text:p>14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140-15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86" table:style-name="ce9">
            <text:p>18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75" table:style-name="ce9">
            <text:p>1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43" table:style-name="ce9">
            <text:p>1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86" table:style-name="ce9">
            <text:p>18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79" table:style-name="ce9">
            <text:p>17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211" table:style-name="ce9">
            <text:p>21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RCC RCCD</meta:initial-creator>
    <dc:creator>isaac martinez</dc:creator>
    <meta:creation-date>2017-01-25T10:21:36Z</meta:creation-date>
    <dc:date>2020-02-07T07:22:04Z</dc:date>
    <meta:editing-cycles>12</meta:editing-cycles>
    <meta:editing-duration>PT3915S</meta:editing-duration>
  </office:meta>
</office:document-meta>
</file>